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δ</mo>
      <mover accent="true">
        <mi>S</mi>
        <mo stretchy="false">̃</mo>
      </mover>
      <mrow>
        <mi/>
        <mover>
          <mo stretchy="false">=</mo>
          <mrow>
            <mi>!</mi>
          </mrow>
        </mover>
        <mi/>
      </mrow>
      <mn>0</mn>
    </mrow>
    <annotation encoding="StarMath 5.0">%idelta tilde S `= csup{!}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7T13:31:15.817000000</meta:creation-date>
    <meta:generator>LibreOffice/4.1.4.2$Windows_x86 LibreOffice_project/0a0440ccc0227ad9829de5f46be37cfb6edcf72</meta:generator>
  </office:meta>
</office:document-meta>
</file>